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c560" officeooo:paragraph-rsid="0011c5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DISPLAYING SMALL LETTER ALPHABETS TO CAPITAL USING HERESTRING AND HERE DOCUMENT</text:p>
      <text:p text:style-name="Standard"/>
      <text:p text:style-name="Standard">god@god:~/Desktop$ ./here.sh</text:p>
      <text:p text:style-name="Standard">./here.sh: line 11: warning: here-document at line 3 delimited by end-of-file (wanted `EOF')</text:p>
      <text:p text:style-name="Standard">HELLO </text:p>
      <text:p text:style-name="Standard">THIS </text:p>
      <text:p text:style-name="Standard">IS </text:p>
      <text:p text:style-name="Standard">MY FILE</text:p>
      <text:p text:style-name="Standard"/>
      <text:p text:style-name="Standard">EOF<text:tab/></text:p>
      <text:p text:style-name="Standard"/>
      <text:p text:style-name="Standard">TR A-Z A-Z &lt;&lt;&lt; "HELLO THIS IS ALSO "</text:p>
      <text:p text:style-name="Standard"/>
      <text:p text:style-name="Standard"/>
      <text:p text:style-name="P1">CONTENTS IN THE FILE “here.sh”</text:p>
      <text:p text:style-name="Standard">#!/usr/bin/env bash</text:p>
      <text:p text:style-name="Standard"/>
      <text:p text:style-name="Standard">tr a-z A-Z &lt;&lt; HERE</text:p>
      <text:p text:style-name="Standard">hello </text:p>
      <text:p text:style-name="Standard">this </text:p>
      <text:p text:style-name="Standard">is </text:p>
      <text:p text:style-name="Standard">my file</text:p>
      <text:p text:style-name="Standard"/>
      <text:p text:style-name="Standard">HERE<text:tab/></text:p>
      <text:p text:style-name="Standard"/>
      <text:p text:style-name="Standard">tr a-z A-Z &lt;&lt;&lt; "hello this is also "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5T22:10:00.470522021</meta:creation-date>
    <dc:date>2023-10-05T22:18:50.895522166</dc:date>
    <meta:editing-duration>PT8M51S</meta:editing-duration>
    <meta:editing-cycles>1</meta:editing-cycles>
    <meta:document-statistic meta:table-count="0" meta:image-count="0" meta:object-count="0" meta:page-count="1" meta:paragraph-count="18" meta:word-count="68" meta:character-count="390" meta:non-whitespace-character-count="331"/>
    <meta:generator>LibreOffice/6.4.7.2$Linux_X86_64 LibreOffice_project/40$Build-2</meta:generator>
  </office:meta>
</office:document-meta>
</file>